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C0000002D18DFF7BE.png" manifest:media-type="image/png"/>
  <manifest:file-entry manifest:full-path="Pictures/100000000000001A00000012C46E1C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2cm" fo:margin-left="-0.009cm" fo:margin-top="0cm" fo:margin-bottom="0cm" table:align="left" style:writing-mode="lr-tb"/>
    </style:style>
    <style:style style:name="Table1.A" style:family="table-column">
      <style:table-column-properties style:column-width="5.719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4.978cm"/>
    </style:style>
    <style:style style:name="Table1.D" style:family="table-column">
      <style:table-column-properties style:column-width="0.489cm"/>
    </style:style>
    <style:style style:name="Table1.E" style:family="table-column">
      <style:table-column-properties style:column-width="5.3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Table1.B1" style:family="table-cell">
      <style:table-cell-properties style:vertical-align="middle" fo:padding-left="0.199cm" fo:padding-right="0.191cm" fo:padding-top="0cm" fo:padding-bottom="0cm" fo:border="none"/>
    </style:style>
    <style:style style:name="Table2" style:family="table">
      <style:table-properties style:width="17.002cm" fo:margin-left="0.002cm" fo:margin-top="0cm" fo:margin-bottom="0cm" table:align="left" style:writing-mode="lr-tb"/>
    </style:style>
    <style:style style:name="Table2.A" style:family="table-column">
      <style:table-column-properties style:column-width="17.0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002cm" fo:margin-top="0cm" fo:margin-bottom="0cm" table:align="left" style:writing-mode="lr-tb"/>
    </style:style>
    <style:style style:name="Table3.A" style:family="table-column">
      <style:table-column-properties style:column-width="3.821cm"/>
    </style:style>
    <style:style style:name="Table3.B" style:family="table-column">
      <style:table-column-properties style:column-width="3.055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a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245cm"/>
        </style:tab-stops>
      </style:paragraph-properties>
      <style:text-properties officeooo:paragraph-rsid="00020279"/>
    </style:style>
    <style:style style:name="P3" style:family="paragraph" style:parent-style-name="Standard">
      <style:paragraph-properties fo:line-height="0.318cm" fo:text-align="center" style:justify-single-word="false" fo:orphans="0" fo:widows="0"/>
    </style:style>
    <style:style style:name="P4" style:family="paragraph" style:parent-style-name="Standard">
      <style:paragraph-properties fo:line-height="0.318cm" fo:orphans="0" fo:widows="0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>
        <style:tab-stops>
          <style:tab-stop style:position="11.245cm"/>
        </style:tab-stops>
      </style:paragraph-properties>
      <style:text-properties officeooo:paragraph-rsid="00020279"/>
    </style:style>
    <style:style style:name="P8" style:family="paragraph" style:parent-style-name="Standard">
      <style:text-properties officeooo:paragraph-rsid="00020279"/>
    </style:style>
    <style:style style:name="P9" style:family="paragraph" style:parent-style-name="Standard">
      <style:text-properties style:font-name="DejaVu Sans" fo:font-size="12pt" officeooo:paragraph-rsid="00020279" style:font-size-asian="12pt" style:font-size-complex="12pt"/>
    </style:style>
    <style:style style:name="P10" style:family="paragraph" style:parent-style-name="Standard">
      <style:text-properties style:font-name="DejaVu Sans" fo:font-size="12pt" fo:font-weight="bold" officeooo:paragraph-rsid="00020279" style:font-size-asian="12pt" style:font-weight-asian="bold" style:font-size-complex="12pt"/>
    </style:style>
    <style:style style:name="P11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12" style:family="paragraph" style:parent-style-name="Standard">
      <style:paragraph-properties fo:margin-top="0.847cm" fo:margin-bottom="0cm" loext:contextual-spacing="false" fo:orphans="0" fo:widows="0"/>
    </style:style>
    <style:style style:name="P1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rsid="00020279" officeooo:paragraph-rsid="00020279"/>
    </style:style>
    <style:style style:name="P16" style:family="paragraph" style:parent-style-name="Standard" style:list-style-name="">
      <style:paragraph-properties fo:margin-top="0.212cm" fo:margin-bottom="0cm" loext:contextual-spacing="false" fo:text-align="center" style:justify-single-word="false" fo:orphans="0" fo:widows="0" fo:keep-with-next="always"/>
    </style:style>
    <style:style style:name="P17" style:family="paragraph" style:parent-style-name="Standard">
      <style:paragraph-properties fo:margin-top="1.693cm" fo:margin-bottom="0cm" loext:contextual-spacing="false" fo:text-align="center" style:justify-single-word="false" fo:orphans="0" fo:widows="0"/>
    </style:style>
    <style:style style:name="P18" style:family="paragraph" style:parent-style-name="Standard" style:list-style-name="">
      <style:paragraph-properties fo:margin-top="1.27cm" fo:margin-bottom="1.27cm" loext:contextual-spacing="false" fo:text-align="center" style:justify-single-word="false" fo:orphans="0" fo:widows="0" fo:keep-with-next="always"/>
    </style:style>
    <style:style style:name="P19" style:family="paragraph" style:parent-style-name="Standard" style:list-style-name="">
      <style:paragraph-properties fo:margin-top="0.423cm" fo:margin-bottom="0cm" loext:contextual-spacing="false" fo:text-align="center" style:justify-single-word="false" fo:orphans="0" fo:widows="0" fo:keep-with-next="always"/>
      <style:text-properties fo:font-size="14pt" style:font-size-asian="14pt" style:font-size-complex="14pt"/>
    </style:style>
    <style:style style:name="P20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1" style:family="paragraph" style:parent-style-name="Standard">
      <style:paragraph-properties fo:margin-left="0cm" fo:margin-right="0cm" fo:orphans="0" fo:widows="0" fo:text-indent="0cm" style:auto-text-indent="false"/>
    </style:style>
    <style:style style:name="P22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23" style:family="paragraph" style:parent-style-name="Standard" style:master-page-name="First_20_Page">
      <style:paragraph-properties fo:text-align="center" style:justify-single-word="false" fo:orphans="0" fo:widows="0" style:page-number="auto"/>
    </style:style>
    <style:style style:name="P24" style:family="paragraph" style:parent-style-name="Standard">
      <style:paragraph-properties fo:break-before="page"/>
      <style:text-properties style:font-name="Times New Roman" fo:font-size="16pt" officeooo:paragraph-rsid="00020279" style:font-size-asian="16pt" style:font-size-complex="16pt"/>
    </style:style>
    <style:style style:name="P25" style:family="paragraph" style:parent-style-name="Standard">
      <style:paragraph-properties fo:break-before="page"/>
      <style:text-properties style:font-name="DejaVu Sans" fo:font-size="12pt" officeooo:paragraph-rsid="00020279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020279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fo:font-weight="bold" officeooo:paragraph-rsid="00020279" style:font-size-asian="9.5pt" style:language-asian="ru" style:country-asian="RU" style:font-weight-asian="bold" style:font-name-complex="Consolas1" style:font-size-complex="9.5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  <style:text-properties officeooo:paragraph-rsid="00020279"/>
    </style:style>
    <style:style style:name="P29" style:family="paragraph" style:parent-style-name="Header">
      <style:paragraph-properties fo:text-align="center" style:justify-single-word="false"/>
      <style:text-properties officeooo:paragraph-rsid="00020279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ffffff"/>
    </style:style>
    <style:style style:name="T1" style:family="text">
      <style:text-properties style:font-weight-complex="bold"/>
    </style:style>
    <style:style style:name="T2" style:family="text">
      <style:text-properties fo:color="#666666" style:font-name="Arial" fo:font-size="8pt" style:font-size-asian="8pt" style:font-name-complex="Arial1" style:font-size-complex="8pt"/>
    </style:style>
    <style:style style:name="T3" style:family="text">
      <style:text-properties fo:color="#000000" style:font-name="Arial" fo:font-size="8pt" style:text-underline-style="none" style:font-size-asian="8pt" style:font-name-complex="Arial1" style:font-size-complex="8pt"/>
    </style:style>
    <style:style style:name="T4" style:family="text">
      <style:text-properties fo:color="#000000" fo:font-size="20pt" fo:background-color="#ffffff" loext:char-shading-value="0" style:font-size-asian="20pt" style:font-size-complex="20pt"/>
    </style:style>
    <style:style style:name="T5" style:family="text">
      <style:text-properties fo:color="#000000" style:font-name="Consolas" fo:font-size="9.5pt" fo:font-weight="bold" style:font-size-asian="9.5pt" style:language-asian="ru" style:country-asian="RU" style:font-weight-asian="bold" style:font-name-complex="Consolas1" style:font-size-complex="9.5pt"/>
    </style:style>
    <style:style style:name="T6" style:family="text">
      <style:text-properties fo:color="#000000" style:font-name="Consolas" fo:font-size="9.5pt" fo:language="en" fo:country="US" fo:font-weight="bold" style:font-size-asian="9.5pt" style:language-asian="ru" style:country-asian="RU" style:font-weight-asian="bold" style:font-name-complex="Consolas1" style:font-size-complex="9.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6pt" style:font-size-asian="16pt" style:font-size-complex="16pt" style:font-weight-complex="bold"/>
    </style:style>
    <style:style style:name="T10" style:family="text">
      <style:text-properties fo:font-size="16pt" fo:language="en" fo:country="US" style:font-size-asian="16pt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6pt" style:font-size-asian="16pt" style:font-size-complex="16pt"/>
    </style:style>
    <style:style style:name="T14" style:family="text">
      <style:text-properties style:font-name="Times New Roman" fo:font-size="16pt" fo:font-style="italic" fo:font-weight="bold" style:font-size-asian="16pt" style:font-style-asian="italic" style:font-weight-asian="bold" style:font-size-complex="16pt"/>
    </style:style>
    <style:style style:name="T15" style:family="text">
      <style:text-properties style:font-name="Times New Roman" fo:font-size="16pt" fo:font-weight="bold" style:font-size-asian="16pt" style:font-weight-asian="bold" style:font-size-complex="16pt"/>
    </style:style>
    <style:style style:name="T16" style:family="text">
      <style:text-properties style:font-name="Times New Roman" fo:font-size="16pt" fo:language="en" fo:country="US" style:font-size-asian="16pt" style:font-size-complex="16pt"/>
    </style:style>
    <style:style style:name="T17" style:family="text">
      <style:text-properties style:font-name="Times New Roman" fo:font-weight="bold" style:font-weight-asian="bold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Times New Roman"/>
    </style:style>
    <style:style style:name="T21" style:family="text">
      <style:text-properties style:text-position="sub 58%" style:font-name="Times New Roman" fo:font-size="16pt" style:font-size-asian="16pt" style:font-size-complex="16pt"/>
    </style:style>
    <style:style style:name="T22" style:family="text">
      <style:text-properties style:font-name="Cambria Math"/>
    </style:style>
    <style:style style:name="T23" style:family="text">
      <style:text-properties style:font-name="Cambria Math" fo:font-size="16pt" style:font-size-asian="16pt" style:font-size-complex="16pt"/>
    </style:style>
    <style:style style:name="T24" style:family="text">
      <style:text-properties style:font-name="Cambria Math" fo:font-size="16pt" fo:language="en" fo:country="US" style:font-size-asian="16pt" style:font-size-complex="16pt"/>
    </style:style>
    <style:style style:name="T25" style:family="text">
      <style:text-properties style:font-name="Cambria Math" fo:language="en" fo:country="US"/>
    </style:style>
    <style:style style:name="T26" style:family="text">
      <style:text-properties fo:font-weight="bold" style:font-weight-asian="bold"/>
    </style:style>
    <style:style style:name="T27" style:family="text">
      <style:text-properties fo:language="en" fo:country="US"/>
    </style:style>
    <style:style style:name="T28" style:family="text">
      <style:text-properties fo:color="#000000" fo:font-size="14pt" fo:font-weight="bold"/>
    </style:style>
    <style:style style:name="T29" style:family="text">
      <style:text-properties fo:color="#000000" fo:font-size="16pt" fo:font-weight="bold"/>
    </style:style>
    <style:style style:name="T30" style:family="text">
      <style:text-properties fo:font-size="16pt" fo:font-weight="bold"/>
    </style:style>
    <style:style style:name="T31" style:family="text">
      <style:text-properties fo:font-size="14pt" fo:font-weight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fo:min-height="0cm" fo:min-width="0cm" style:run-through="background"/>
    </style:style>
    <style:style style:name="gr5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6" style:family="graphic">
      <style:graphic-properties draw:stroke="solid" svg:stroke-width="0cm" svg:stroke-color="#000000" draw:stroke-linejoin="miter" draw:fill="solid" draw:fill-color="#ffffff" draw:textarea-vertical-align="middle" fo:min-height="0cm" fo:min-width="0cm" fo:padding-top="0.127cm" fo:padding-bottom="0.127cm" fo:padding-left="0.254cm" fo:padding-right="0.254cm" style:run-through="background"/>
    </style:style>
    <style:style style:name="gr7" style:family="graphic">
      <style:graphic-properties draw:stroke="solid" svg:stroke-width="0cm" svg:stroke-color="#000000" draw:stroke-linejoin="round" draw:fill="solid" draw:fill-color="#ffffff" draw:textarea-vertical-align="middle" fo:min-height="1.746cm" fo:padding-top="0.127cm" fo:padding-bottom="0.127cm" fo:padding-left="0.254cm" fo:padding-right="0.254cm" style:run-through="background"/>
    </style:style>
    <style:style style:name="gr8" style:family="graphic">
      <style:graphic-properties draw:stroke="solid" svg:stroke-width="0cm" svg:stroke-color="#000000" draw:stroke-linejoin="round" draw:fill="solid" draw:fill-color="#ffffff" draw:textarea-vertical-align="middle" fo:min-height="1.75cm" fo:padding-top="0.127cm" fo:padding-bottom="0.127cm" fo:padding-left="0.254cm" fo:padding-right="0.254cm" style:run-through="background"/>
    </style:style>
    <style:style style:name="gr9" style:family="graphic">
      <style:graphic-properties draw:stroke="solid" svg:stroke-width="0cm" svg:stroke-color="#000000" draw:stroke-linejoin="round" draw:fill="none" draw:textarea-vertical-align="top" fo:min-height="0cm" fo:min-width="0cm" style:run-through="background"/>
    </style:style>
    <style:style style:name="gr10" style:family="graphic">
      <style:graphic-properties draw:stroke="solid" svg:stroke-width="0cm" svg:stroke-color="#000000" draw:stroke-linejoin="miter" draw:fill="solid" draw:fill-color="#ffffff" draw:textarea-vertical-align="top" fo:min-height="0cm" fo:min-width="0cm" fo:padding-top="0.127cm" fo:padding-bottom="0.127cm" fo:padding-left="0.254cm" fo:padding-right="0.254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ИНИСТЕРСТВО ОБРАЗОВАНИЯ И НАУКИ РОССИЙСКОЙ ФЕДЕРАЦИИ</text:span></text:p>
      <text:p text:style-name="P1">Федеральное государственное автономное образовательное учреждение <text:line-break/>высшего профессионального образования <text:line-break/><text:span text:style-name="T1">«САНКТ-ПЕТЕРБУРГСКИЙ ГОСУДАРСТВЕННЫЙ УНИВЕРСИТЕТ <text:line-break/>АЭРОКОСМИЧЕСКОГО ПРИБОРОСТРОЕНИЯ»</text:span></text:p>
      <text:p text:style-name="P11"><draw:line text:anchor-type="char" draw:z-index="0" draw:name="Прямая соединительная линия 3" draw:style-name="gr1" draw:text-style-name="P30" svg:x1="-0.168cm" svg:y1="0.035cm" svg:x2="15.548cm" svg:y2="0.035cm"><text:p/></draw:line>КАФЕДРА АЭРОКОСМИЧЕСКИХ КОМПЬЮТЕРНЫХ ТЕХНОЛОГИЙ</text:p>
      <text:p text:style-name="P12">ОТЧЕТ <text:line-break/>ЗАЩИЩЕН С ОЦЕНКОЙ</text:p>
      <text:p text:style-name="P13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доцент, к.т.н.</text:p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4"><text:span text:style-name="apple-converted-space"><text:span text:style-name="T2"> </text:span></text:span><text:a xlink:type="simple" xlink:href="http://rasp.guap.ru/?p=496" text:style-name="Internet_20_link" text:visited-style-name="Visited_20_Internet_20_Link"><text:span text:style-name="T3">Овсянников Е.П.</text:span></text:a></text:p>
          </table:table-cell>
        </table:table-row>
        <table:table-row table:style-name="Table1.1">
          <table:table-cell table:style-name="Table1.B1" office:value-type="string">
            <text:p text:style-name="P3">должность, уч. степень, звание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">подпись, дата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">инициалы, фамилия</text:p>
          </table:table-cell>
        </table:table-row>
      </table:table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7">ОТЧЕТ О ЛАБОРАТОРНОЙ РАБОТЕ №</text:span><text:span text:style-name="T8">1</text:span></text:p>
          </table:table-cell>
        </table:table-row>
        <table:table-row table:style-name="Table2.1">
          <table:table-cell table:style-name="Table2.A1" office:value-type="string">
            <text:h text:style-name="P18" text:outline-level="1"><text:span text:style-name="T9">НА ТЕМУ:</text:span></text:h>
            <text:h text:style-name="P18" text:outline-level="1"><text:span text:style-name="T9"><text:s/></text:span><text:span text:style-name="T4">Вычисление суммы последовательности ряда</text:span><text:span text:style-name="T11"><text:line-break/></text:span></text:h>
          </table:table-cell>
        </table:table-row>
        <table:table-row table:style-name="Table2.1">
          <table:table-cell table:style-name="Table2.A1" office:value-type="string">
            <text:h text:style-name="P16" text:outline-level="3">по курсу: ОСНОВЫ ПРОГРАММИРОВАНИЯ</text:h>
          </table:table-cell>
        </table:table-row>
        <table:table-row table:style-name="Table2.1">
          <table:table-cell table:style-name="Table2.A1" office:value-type="string">
            <text:h text:style-name="P19" text:outline-level="3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</table:table-row>
      </table:table>
      <text:p text:style-name="P20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1">СТУДЕНТ ГР.</text:p>
          </table:table-cell>
          <table:table-cell table:style-name="Table3.B1" office:value-type="string">
            <text:p text:style-name="P14">1441</text:p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15">Лубинец М.И</text:p>
          </table:table-cell>
        </table:table-row>
        <table:table-row table:style-name="Table3.1">
          <table:table-cell table:style-name="Table3.C1" office:value-type="string">
            <text:p text:style-name="P3"/>
          </table:table-cell>
          <table:table-cell table:style-name="Table3.B2" office:value-type="string">
            <text:p text:style-name="P4"/>
          </table:table-cell>
          <table:table-cell table:style-name="Table3.C1" office:value-type="string">
            <text:p text:style-name="P4"/>
          </table:table-cell>
          <table:table-cell table:style-name="Table3.D2" office:value-type="string">
            <text:p text:style-name="P3">подпись, дата</text:p>
          </table:table-cell>
          <table:table-cell table:style-name="Table3.C1" office:value-type="string">
            <text:p text:style-name="P4"/>
          </table:table-cell>
          <table:table-cell table:style-name="Table3.C1" office:value-type="string">
            <text:p text:style-name="P3">инициалы, фамилия</text:p>
          </table:table-cell>
        </table:table-row>
      </table:table>
      <text:p text:style-name="P6"/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vertical-align="baseline" style:writing-mode="lr-tb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0" fo:widows="0" style:punctuation-wrap="simple" style:vertical-align="auto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o_20_Spacing1" style:display-name="No Spacing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font-size="12pt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hyphenation-ladder-count="no-limit" style:punctuation-wrap="simple" style:vertical-align="auto"/>
      <style:text-properties fo:font-size="12pt" style:font-size-asian="12pt" style:language-asian="ru" style:country-asian="RU" style:font-size-complex="12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ize="12pt" fo:language="en" fo:country="US" style:font-size-asian="12pt" style:language-asian="ar" style:country-asian="SA" style:language-complex="ar" style:country-complex="SA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/>
    </style:style>
    <style:style style:name="Body_20_Text_20_Char" style:display-name="Body Text Char" style:family="text" style:parent-style-name="Default_20_Paragraph_20_Font">
      <style:text-properties fo:font-size="10pt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Char" style:display-name="Header Char" style:family="text" style:parent-style-name="Default_20_Paragraph_20_Font">
      <style:text-properties fo:font-size="12pt" style:font-size-asian="12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_20_Char" style:display-name="Footer Char" style:family="text" style:parent-style-name="Default_20_Paragraph_20_Font">
      <style:text-properties fo:font-size="10pt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20279"/>
    </style:style>
    <style:style style:name="MP2" style:family="paragraph" style:parent-style-name="Standard">
      <style:text-properties officeooo:paragraph-rsid="00020279"/>
    </style:style>
    <style:style style:name="MP3" style:family="paragraph" style:parent-style-name="Standard">
      <style:text-properties style:font-name="DejaVu Sans" fo:font-size="12pt" officeooo:paragraph-rsid="00020279" style:font-size-asian="12pt" style:font-size-complex="12pt"/>
    </style:style>
    <style:style style:name="MP4" style:family="paragraph" style:parent-style-name="Standard">
      <style:text-properties style:font-name="DejaVu Sans" fo:font-size="12pt" fo:font-weight="bold" officeooo:paragraph-rsid="00020279" style:font-size-asian="12pt" style:font-weight-asian="bold" style:font-size-complex="12pt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break-before="page"/>
      <style:text-properties style:font-name="DejaVu Sans" fo:font-size="12pt" officeooo:paragraph-rsid="00020279" style:font-size-asian="12pt" style:font-size-complex="12pt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</style:style>
    <style:style style:name="MP11" style:family="paragraph" style:parent-style-name="Standard">
      <style:paragraph-properties fo:text-align="center" style:justify-single-word="false">
        <style:tab-stops>
          <style:tab-stop style:position="11.245cm"/>
        </style:tab-stops>
      </style:paragraph-properties>
      <style:text-properties officeooo:paragraph-rsid="00020279"/>
    </style:style>
    <style:style style:name="MP12" style:family="paragraph" style:parent-style-name="Standard">
      <style:paragraph-properties fo:break-before="page"/>
      <style:text-properties style:font-name="Times New Roman" fo:font-size="16pt" officeooo:paragraph-rsid="00020279" style:font-size-asian="16pt" style:font-size-complex="16pt"/>
    </style:style>
    <style:style style:name="MP13" style:family="paragraph" style:parent-style-name="Standard">
      <style:paragraph-properties>
        <style:tab-stops>
          <style:tab-stop style:position="11.245cm"/>
        </style:tab-stops>
      </style:paragraph-properties>
      <style:text-properties officeooo:paragraph-rsid="00020279"/>
    </style:style>
    <style:style style:name="MP14" style:family="paragraph" style:parent-style-name="Standard">
      <style:paragraph-properties fo:margin-top="0cm" fo:margin-bottom="0cm" loext:contextual-spacing="false" fo:line-height="100%"/>
      <style:text-properties officeooo:paragraph-rsid="00020279"/>
    </style:style>
    <style:style style:name="MP15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fo:font-weight="bold" officeooo:paragraph-rsid="00020279" style:font-size-asian="9.5pt" style:language-asian="ru" style:country-asian="RU" style:font-weight-asian="bold" style:font-name-complex="Consolas1" style:font-size-complex="9.5pt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  <style:text-properties officeooo:paragraph-rsid="00020279"/>
    </style:style>
    <style:style style:name="MT1" style:family="text">
      <style:text-properties style:font-name="Times New Roman" fo:font-size="16pt" fo:font-style="italic" fo:font-weight="bold" style:font-size-asian="16pt" style:font-style-asian="italic" style:font-weight-asian="bold" style:font-size-complex="16pt"/>
    </style:style>
    <style:style style:name="MT2" style:family="text">
      <style:text-properties style:font-name="Times New Roman" fo:font-size="16pt" fo:font-weight="bold" style:font-size-asian="16pt" style:font-weight-asian="bold" style:font-size-complex="16pt"/>
    </style:style>
    <style:style style:name="MT3" style:family="text">
      <style:text-properties fo:font-weight="bold" style:font-weight-asian="bold"/>
    </style:style>
    <style:style style:name="MT4" style:family="text">
      <style:text-properties fo:language="en" fo:country="US"/>
    </style:style>
    <style:style style:name="MT5" style:family="text">
      <style:text-properties style:text-position="sub 58%"/>
    </style:style>
    <style:style style:name="MT6" style:family="text">
      <style:text-properties fo:color="#000000" fo:font-size="14pt" fo:font-weight="bold"/>
    </style:style>
    <style:style style:name="MT7" style:family="text">
      <style:text-properties fo:color="#000000" fo:font-size="16pt" fo:font-weight="bold"/>
    </style:style>
    <style:style style:name="MT8" style:family="text">
      <style:text-properties fo:font-size="16pt" fo:font-weight="bold"/>
    </style:style>
    <style:style style:name="MT9" style:family="text">
      <style:text-properties fo:font-size="14pt" fo:font-weight="bold"/>
    </style:style>
    <style:style style:name="MT10" style:family="text">
      <style:text-properties style:font-name="Times New Roman" fo:font-size="16pt" style:font-size-asian="16pt" style:font-size-complex="16pt"/>
    </style:style>
    <style:style style:name="MT11" style:family="text">
      <style:text-properties fo:color="#000000" style:font-name="Consolas" fo:font-size="9.5pt" fo:language="en" fo:country="US" fo:font-weight="bold" style:font-size-asian="9.5pt" style:language-asian="ru" style:country-asian="RU" style:font-weight-asian="bold" style:font-name-complex="Consolas1" style:font-size-complex="9.5pt"/>
    </style:style>
    <style:style style:name="MT12" style:family="text">
      <style:text-properties fo:color="#000000" style:font-name="Consolas" fo:font-size="9.5pt" fo:font-weight="bold" style:font-size-asian="9.5pt" style:language-asian="ru" style:country-asian="RU" style:font-weight-asian="bold" style:font-name-complex="Consolas1" style:font-size-complex="9.5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width="0cm" draw:fill="none" draw:textarea-vertical-align="top" fo:min-height="0cm" fo:min-width="0cm" style:run-through="background"/>
    </style:style>
    <style:style style:name="Mgr4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Mgr5" style:family="graphic">
      <style:graphic-properties draw:stroke="solid" svg:stroke-width="0cm" svg:stroke-color="#000000" draw:stroke-linejoin="miter" draw:fill="solid" draw:fill-color="#ffffff" draw:textarea-vertical-align="middle" fo:min-height="0cm" fo:min-width="0cm" fo:padding-top="0.127cm" fo:padding-bottom="0.127cm" fo:padding-left="0.254cm" fo:padding-right="0.254cm" style:run-through="background"/>
    </style:style>
    <style:style style:name="Mgr6" style:family="graphic">
      <style:graphic-properties draw:stroke="solid" svg:stroke-width="0cm" svg:stroke-color="#000000" draw:stroke-linejoin="round" draw:fill="solid" draw:fill-color="#ffffff" draw:textarea-vertical-align="middle" fo:min-height="1.746cm" fo:padding-top="0.127cm" fo:padding-bottom="0.127cm" fo:padding-left="0.254cm" fo:padding-right="0.254cm" style:run-through="background"/>
    </style:style>
    <style:style style:name="Mgr7" style:family="graphic">
      <style:graphic-properties draw:stroke="solid" svg:stroke-width="0cm" svg:stroke-color="#000000" draw:stroke-linejoin="round" draw:fill="solid" draw:fill-color="#ffffff" draw:textarea-vertical-align="middle" fo:min-height="1.75cm" fo:padding-top="0.127cm" fo:padding-bottom="0.127cm" fo:padding-left="0.254cm" fo:padding-right="0.254cm" style:run-through="background"/>
    </style:style>
    <style:style style:name="Mgr8" style:family="graphic">
      <style:graphic-properties draw:stroke="solid" svg:stroke-width="0cm" svg:stroke-color="#000000" draw:stroke-linejoin="round" draw:fill="none" draw:textarea-vertical-align="top" fo:min-height="0cm" fo:min-width="0cm" style:run-through="background"/>
    </style:style>
    <style:style style:name="Mgr9" style:family="graphic">
      <style:graphic-properties draw:stroke="solid" svg:stroke-width="0cm" svg:stroke-color="#000000" draw:stroke-linejoin="miter" draw:fill="solid" draw:fill-color="#ffffff" draw:textarea-vertical-align="top" fo:min-height="0cm" fo:min-width="0cm" fo:padding-top="0.127cm" fo:padding-bottom="0.127cm" fo:padding-left="0.254cm" fo:padding-right="0.254cm" style:run-through="background"/>
    </style:style>
    <style:page-layout style:name="Mpm1">
      <style:page-layout-properties fo:page-width="21.001cm" fo:page-height="29cm" style:num-format="1" style:print-orientation="portrait" fo:margin-top="1.27cm" fo:margin-bottom="0.499cm" fo:margin-left="2.501cm" fo:margin-right="0.499cm" fo:background-color="#ffffff" style:writing-mode="lr-tb" style:layout-grid-color="#c0c0c0" style:layout-grid-lines="26" style:layout-grid-base-height="0.776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cm" style:num-format="1" style:print-orientation="portrait" fo:margin-top="0.499cm" fo:margin-bottom="0.499cm" fo:margin-left="2.501cm" fo:margin-right="0.499cm" fo:background-color="#ffffff" style:writing-mode="lr-tb" style:layout-grid-color="#c0c0c0" style:layout-grid-lines="26" style:layout-grid-base-height="0.776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Вариант 1</text:span></text:p>
        <text:p text:style-name="MP2"><text:span text:style-name="MT2"><text:s text:c="3"/></text:span></text:p>
        <text:p text:style-name="MP3"><text:span text:style-name="MT3">1.Задача:</text:span> Вычислить сумму первых <text:span text:style-name="MT4">N</text:span> элементов ряда: <text:s text:c="28"/></text:p>
        <text:p text:style-name="MP4"/>
        <text:p text:style-name="MP3"><text:span text:style-name="MT3">2.Формализация задачи:</text:span> Необходимо найти сумму <text:span text:style-name="MT4">S</text:span> для <text:span text:style-name="MT4">n</text:span> </text:p>
        <text:p text:style-name="MP3"/>
        <text:p text:style-name="MP3">элементов ряда . Накапливать ее постепенно, начиная с <text:span text:style-name="MT4">S</text:span>=<text:span text:style-name="MT4">a</text:span><text:span text:style-name="MT5">1</text:span> и прибавляя к ней остальные элементы до того как <text:span text:style-name="MT4">i</text:span>&lt;<text:span text:style-name="MT4">n</text:span>. <text:line-break/>Надо задать общую формулу для вычисления <text:span text:style-name="MT4">i</text:span>-го элемента ряда:</text:p>
        <text:p text:style-name="MP3"/>
        <text:p text:style-name="MP3"><fieldmark-start text:name="__Fieldmark__852_49439950" type="QUOTE"/><fieldmark-end/><draw:frame text:anchor-type="as-char" svg:y="0cm" draw:z-index="1" draw:style-name="Mgr1" draw:text-style-name="MP5" svg:width="0.689cm" svg:height="0.477cm"><draw:image xlink:href="Pictures/100000000000001A00000012C46E1CE1.png" xlink:type="simple" xlink:show="embed" xlink:actuate="onLoad"><text:p/></draw:image></draw:frame>=<text:span text:style-name="MT4">i</text:span>/((-0.5)*(-2)^<text:span text:style-name="MT4">i</text:span><fieldmark-start text:name="__Fieldmark__860_49439950" type="QUOTE"/><fieldmark-end/><text:span text:style-name="MT4"><draw:frame text:anchor-type="as-char" svg:y="0cm" draw:z-index="2" draw:style-name="Mgr1" draw:text-style-name="MP5" svg:width="2.858cm" svg:height="1.191cm"><draw:image xlink:href="Pictures/100000000000006C0000002D18DFF7BE.png" xlink:type="simple" xlink:show="embed" xlink:actuate="onLoad"><text:p/></draw:image></draw:frame></text:span> Для удобства можно выразить делитель через</text:p>
        <text:p text:style-name="MP3"/>
        <text:p text:style-name="MP3">переменную <text:span text:style-name="MT4">x</text:span>=-0.5 и с каждым возрастающим членом умножать ее </text:p>
        <text:p text:style-name="MP3"/>
        <text:p text:style-name="MP3">на -2.</text:p>
        <text:p text:style-name="MP3"/>
        <text:p text:style-name="MP6"/>
        <text:p text:style-name="MP3"><text:span text:style-name="MT3">3.Алгоритмизация</text:span></text:p>
        <text:p text:style-name="MP2"><draw:g text:anchor-type="as-char" svg:y="0cm" draw:z-index="3" draw:style-name="Mgr2"><draw:custom-shape draw:style-name="Mgr3" draw:text-style-name="MP7" svg:width="16.193cm" svg:height="21.908cm" svg:x="0cm" svg:y="0cm"><text:p/><draw:enhanced-geometry draw:type="mso-spt75"/></draw:custom-shape><draw:line draw:name="Прямая соединительная линия 2" draw:style-name="Mgr4" draw:text-style-name="MP8" svg:x1="7.938cm" svg:y1="0.318cm" svg:x2="7.94cm" svg:y2="20.957cm"><text:p/></draw:line><draw:custom-shape draw:name="Блок-схема: знак завершения 1" draw:style-name="Mgr5" draw:text-style-name="MP8" svg:width="2.939cm" svg:height="1.177cm" svg:x="6.128cm" svg:y="0.102cm"><text:p text:style-name="MP9"><text:span text:style-name="MT6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name="Блок-схема: данные 3" draw:style-name="Mgr5" draw:text-style-name="MP8" svg:width="4.543cm" svg:height="0.92cm" svg:x="5.327cm" svg:y="2.32cm"><text:p text:style-name="MP9"><text:span text:style-name="MT7">Ввод 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draw:name="Прямоугольник 5" draw:style-name="Mgr6" draw:text-style-name="MP8" svg:width="2.999cm" svg:height="2.001cm" svg:x="6.352cm" svg:y="4.318cm"><draw:text-box><text:p text:style-name="MP9"><text:span text:style-name="MT6">x=-0.5</text:span></text:p></draw:text-box></draw:frame><draw:frame draw:name="Прямоугольник 5" draw:style-name="Mgr7" draw:text-style-name="MP8" svg:width="2.994cm" svg:height="2.005cm" svg:x="6.352cm" svg:y="9.396cm"><draw:text-box><text:p text:style-name="MP9"><text:span text:style-name="MT6">x=x*-2</text:span></text:p></draw:text-box></draw:frame><draw:frame draw:name="Прямоугольник 5" draw:style-name="Mgr7" draw:text-style-name="MP8" svg:width="2.994cm" svg:height="2.005cm" svg:x="6.352cm" svg:y="11.938cm"><draw:text-box><text:p text:style-name="MP9"><text:span text:style-name="MT8">ai</text:span><text:span text:style-name="MT6">=i/x</text:span></text:p></draw:text-box></draw:frame><draw:custom-shape draw:name="Блок-схема: данные 3" draw:style-name="Mgr5" draw:text-style-name="MP8" svg:width="1.782cm" svg:height="0.92cm" svg:x="6.71cm" svg:y="15.02cm"><text:p text:style-name="MP9"><text:span text:style-name="MT8">ai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name="Блок-схема: данные 3" draw:style-name="Mgr5" draw:text-style-name="MP8" svg:width="4.959cm" svg:height="0.92cm" svg:x="5.121cm" svg:y="18.193cm"><text:p text:style-name="MP9"><text:span text:style-name="MT6">Вывод</text:span><text:span text:style-name="MT7"> 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name="Блок-схема: знак завершения 1" draw:style-name="Mgr5" draw:text-style-name="MP8" svg:width="2.574cm" svg:height="1.177cm" svg:x="6.308cm" svg:y="20.105cm"><text:p text:style-name="MP9"><text:span text:style-name="MT6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Mgr8" draw:text-style-name="MP7" svg:width="0.003cm" svg:height="0.003cm" svg:x="7.939cm" svg:y="20.957cm"><text:p/><draw:enhanced-geometry svg:viewBox="0 0 21600 21600" draw:type="mso-spt32" draw:enhanced-path="M 0 0 L 21600 21600 N"/></draw:custom-shape><draw:custom-shape draw:style-name="Mgr8" draw:text-style-name="MP7" svg:width="2.539cm" svg:height="0.003cm" svg:x="5.398cm" svg:y="17.14cm"><text:p/><draw:enhanced-geometry draw:mirror-vertical="true" svg:viewBox="0 0 21600 21600" draw:type="mso-spt32" draw:enhanced-path="M 0 0 L 21600 21600 N"/></draw:custom-shape><draw:custom-shape draw:style-name="Mgr8" draw:text-style-name="MP7" svg:width="2.223cm" svg:height="0.003cm" svg:x="5.398cm" svg:y="7.934cm"><text:p/><draw:enhanced-geometry draw:mirror-vertical="true" svg:viewBox="0 0 21600 21600" draw:type="mso-spt32" draw:enhanced-path="M 0 0 L 21600 21600 N"/></draw:custom-shape><draw:custom-shape draw:style-name="Mgr8" draw:text-style-name="MP7" svg:width="0.003cm" svg:height="9.208cm" svg:x="5.398cm" svg:y="7.938cm"><text:p/><draw:enhanced-geometry svg:viewBox="0 0 21600 21600" draw:type="mso-spt32" draw:enhanced-path="M 0 0 L 21600 21600 N"/></draw:custom-shape><draw:custom-shape draw:style-name="Mgr9" draw:text-style-name="MP10" svg:width="4.13cm" svg:height="0.832cm" svg:x="5.537cm" svg:y="6.987cm"><text:p><text:span text:style-name="MT9">i=1….n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draw:g></text:p>
        <text:p text:style-name="MP11"><text:span text:style-name="MT10">Рисунок 1-Схема алгоритма программы</text:span></text:p>
        <text:p text:style-name="MP12"/>
        <text:p text:style-name="MP13"><text:span text:style-name="MT2">4.Программа</text:span></text:p>
        <text:p text:style-name="MP14"><text:span text:style-name="MT11">#include &lt;stdio.h&gt;</text:span></text:p>
        <text:p text:style-name="MP14"><text:span text:style-name="MT11">#include &lt;conio.h&gt;</text:span></text:p>
        <text:p text:style-name="MP15"/>
        <text:p text:style-name="MP14"><text:span text:style-name="MT11">void main(void)</text:span></text:p>
        <text:p text:style-name="MP14"><text:span text:style-name="MT11">{</text:span></text:p>
        <text:p text:style-name="MP14"><text:span text:style-name="MT11"><text:tab/>float x = -0.5;</text:span></text:p>
        <text:p text:style-name="MP14"><text:span text:style-name="MT11"><text:tab/>int i, n;</text:span></text:p>
        <text:p text:style-name="MP14"><text:span text:style-name="MT11"><text:tab/>float s = 0.0;</text:span></text:p>
        <text:p text:style-name="MP14"><text:span text:style-name="MT11"><text:tab/>float a;</text:span></text:p>
        <text:p text:style-name="MP14"><text:span text:style-name="MT11"><text:tab/></text:span></text:p>
        <text:p text:style-name="MP16"><text:span text:style-name="MT11">printf("vvedite n\ ");</text:span></text:p>
        <text:p text:style-name="MP14"><text:span text:style-name="MT11"><text:tab/>scanf("%i", &amp;n);</text:span></text:p>
        <text:p text:style-name="MP15"/>
        <text:p text:style-name="MP14"><text:span text:style-name="MT11"><text:tab/>for (i = 1; i &lt;= n; i++)</text:span></text:p>
        <text:p text:style-name="MP14"><text:span text:style-name="MT11"><text:tab/>{</text:span></text:p>
        <text:p text:style-name="MP14"><text:span text:style-name="MT11"><text:tab/><text:tab/>x = x*(-2.0);</text:span></text:p>
        <text:p text:style-name="MP14"><text:span text:style-name="MT11"><text:tab/><text:tab/>a = i / x;</text:span></text:p>
        <text:p text:style-name="MP14"><text:span text:style-name="MT11"><text:tab/><text:tab/>printf("a%i=%f\n", i, a);</text:span></text:p>
        <text:p text:style-name="MP14"><text:span text:style-name="MT11"><text:tab/><text:tab/>s = s + a;</text:span></text:p>
        <text:p text:style-name="MP15"/>
        <text:p text:style-name="MP14"><text:span text:style-name="MT11"><text:tab/>}</text:span></text:p>
        <text:p text:style-name="MP15"/>
        <text:p text:style-name="MP14"><text:span text:style-name="MT11"><text:tab/>printf("summa=");</text:span></text:p>
        <text:p text:style-name="MP14"><text:span text:style-name="MT11"><text:tab/></text:span><text:span text:style-name="MT12">printf("%f", s);</text:span></text:p>
        <text:p text:style-name="MP14"><text:span text:style-name="MT12"><text:tab/>getch();</text:span></text:p>
        <text:p text:style-name="MP14"><text:span text:style-name="MT12"><text:tab/></text:span></text:p>
        <text:p text:style-name="MP1"><text:span text:style-name="MT12">}</text:span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ЩЕГО И ПРОФЕССИОНАЛЬНОГО ОБРАЗОВАНИЯ РОССИЙСКОЙ ФЕДЕРАЦИИ</dc:title>
    <meta:initial-creator>Еленочка</meta:initial-creator>
    <meta:editing-cycles>3</meta:editing-cycles>
    <meta:print-date>2014-10-05T11:16:00</meta:print-date>
    <meta:creation-date>2015-04-02T07:30:00</meta:creation-date>
    <dc:date>2015-04-09T13:19:59.357101785</dc:date>
    <meta:editing-duration>PT2M13S</meta:editing-duration>
    <meta:generator>LibreOffice/4.4.1.2$Linux_X86_64 LibreOffice_project/40m0$Build-2</meta:generator>
    <meta:document-statistic meta:table-count="3" meta:image-count="0" meta:object-count="0" meta:page-count="2" meta:paragraph-count="55" meta:word-count="195" meta:character-count="1395" meta:non-whitespace-character-count="119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